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2ef12"/>
    </style:style>
    <style:style style:name="P4" style:family="paragraph" style:parent-style-name="Standard">
      <style:text-properties officeooo:rsid="001afd65" officeooo:paragraph-rsid="002468f1"/>
    </style:style>
    <style:style style:name="P5" style:family="paragraph" style:parent-style-name="Standard">
      <style:text-properties officeooo:rsid="001afd65" officeooo:paragraph-rsid="00277e52"/>
    </style:style>
    <style:style style:name="P6" style:family="paragraph" style:parent-style-name="Standard">
      <style:text-properties officeooo:rsid="001ee60b" officeooo:paragraph-rsid="001ee60b"/>
    </style:style>
    <style:style style:name="P7" style:family="paragraph" style:parent-style-name="Standard">
      <style:text-properties officeooo:paragraph-rsid="0027f489"/>
    </style:style>
    <style:style style:name="P8" style:family="paragraph" style:parent-style-name="样式3">
      <style:text-properties officeooo:paragraph-rsid="0027f489"/>
    </style:style>
    <style:style style:name="P9" style:family="paragraph" style:parent-style-name="Text_20_body">
      <style:paragraph-properties fo:background-color="#ff0000">
        <style:background-image/>
      </style:paragraph-properties>
    </style:style>
    <style:style style:name="P10" style:family="paragraph" style:parent-style-name="样式3">
      <style:text-properties officeooo:paragraph-rsid="0027f489"/>
    </style:style>
    <style:style style:name="P11" style:family="paragraph" style:parent-style-name="样式3">
      <style:text-properties fo:font-style="italic" officeooo:paragraph-rsid="00325fe1" style:font-style-asian="italic" style:font-style-complex="italic"/>
    </style:style>
    <style:style style:name="P12" style:family="paragraph" style:parent-style-name="样式2">
      <style:text-properties officeooo:paragraph-rsid="0027f489"/>
    </style:style>
    <style:style style:name="P13" style:family="paragraph" style:parent-style-name="样式2">
      <style:text-properties officeooo:paragraph-rsid="002ef168"/>
    </style:style>
    <style:style style:name="P14" style:family="paragraph" style:parent-style-name="样式2">
      <style:paragraph-properties fo:background-color="#ff0000">
        <style:background-image/>
      </style:paragraph-properties>
      <style:text-properties officeooo:paragraph-rsid="0030a31e"/>
    </style:style>
    <style:style style:name="P15" style:family="paragraph" style:parent-style-name="Standard">
      <style:text-properties officeooo:rsid="002468f1" officeooo:paragraph-rsid="002468f1"/>
    </style:style>
    <style:style style:name="P16" style:family="paragraph" style:parent-style-name="Standard">
      <style:text-properties officeooo:rsid="0022ef12" officeooo:paragraph-rsid="0022ef12"/>
    </style:style>
    <style:style style:name="P17" style:family="paragraph" style:parent-style-name="Standard">
      <style:text-properties officeooo:rsid="00277e52" officeooo:paragraph-rsid="00277e52"/>
    </style:style>
    <style:style style:name="P18" style:family="paragraph" style:parent-style-name="Standard">
      <style:text-properties officeooo:rsid="00277e52" officeooo:paragraph-rsid="0033f91f"/>
    </style:style>
    <style:style style:name="P19" style:family="paragraph" style:parent-style-name="Standard">
      <style:text-properties officeooo:rsid="00277e52" officeooo:paragraph-rsid="00383aea"/>
    </style:style>
    <style:style style:name="P20" style:family="paragraph" style:parent-style-name="Standard">
      <style:text-properties officeooo:rsid="0027f489" officeooo:paragraph-rsid="002ef168" style:font-size-complex="10.5pt"/>
    </style:style>
    <style:style style:name="P21" style:family="paragraph" style:parent-style-name="Standard">
      <style:text-properties officeooo:rsid="00277e52" officeooo:paragraph-rsid="00325fe1" style:font-size-complex="10.5pt"/>
    </style:style>
    <style:style style:name="P22" style:family="paragraph" style:parent-style-name="Standard">
      <style:text-properties officeooo:paragraph-rsid="002ddcad"/>
    </style:style>
    <style:style style:name="P23" style:family="paragraph" style:parent-style-name="Standard">
      <style:text-properties officeooo:paragraph-rsid="0027f489"/>
    </style:style>
    <style:style style:name="P24" style:family="paragraph" style:parent-style-name="Standard">
      <style:text-properties officeooo:paragraph-rsid="002ef168"/>
    </style:style>
    <style:style style:name="P25" style:family="paragraph" style:parent-style-name="Standard">
      <style:text-properties officeooo:paragraph-rsid="00325fe1"/>
    </style:style>
    <style:style style:name="P26" style:family="paragraph" style:parent-style-name="Standard">
      <style:paragraph-properties fo:background-color="#ff0000">
        <style:background-image/>
      </style:paragraph-properties>
      <style:text-properties officeooo:rsid="00277e52" officeooo:paragraph-rsid="0035c2a9"/>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style:font-name="Calibri" officeooo:rsid="0030a31e"/>
    </style:style>
    <style:style style:name="T25" style:family="text">
      <style:text-properties officeooo:rsid="0027f489"/>
    </style:style>
    <style:style style:name="T26" style:family="text">
      <style:text-properties officeooo:rsid="002bdde8"/>
    </style:style>
    <style:style style:name="T27" style:family="text">
      <style:text-properties officeooo:rsid="002ddcad"/>
    </style:style>
    <style:style style:name="T28" style:family="text">
      <style:text-properties officeooo:rsid="002ef168"/>
    </style:style>
    <style:style style:name="T29" style:family="text">
      <style:text-properties officeooo:rsid="0030a31e"/>
    </style:style>
    <style:style style:name="T30" style:family="text">
      <style:text-properties officeooo:rsid="0032bce8"/>
    </style:style>
    <style:style style:name="T31" style:family="text">
      <style:text-properties officeooo:rsid="0033f91f"/>
    </style:style>
    <style:style style:name="T32" style:family="text">
      <style:text-properties officeooo:rsid="0035c2a9"/>
    </style:style>
    <style:style style:name="T33" style:family="text">
      <style:text-properties officeooo:rsid="0037c674"/>
    </style:style>
    <style:style style:name="T34" style:family="text">
      <style:text-properties officeooo:rsid="00383aea"/>
    </style:style>
    <style:style style:name="T35" style:family="text">
      <style:text-properties officeooo:rsid="00393d28"/>
    </style:style>
    <style:style style:name="T36" style:family="text">
      <style:text-properties officeooo:rsid="0039c085"/>
    </style:style>
    <style:style style:name="T37" style:family="text">
      <style:text-properties officeooo:rsid="003b8083"/>
    </style:style>
    <style:style style:name="T38" style:family="text">
      <style:text-properties officeooo:rsid="003d7cc1"/>
    </style:style>
    <style:style style:name="T39" style:family="text">
      <style:text-properties officeooo:rsid="003eab3e"/>
    </style:style>
    <style:style style:name="T40" style:family="text">
      <style:text-properties officeooo:rsid="003ecdce"/>
    </style:style>
    <style:style style:name="T41" style:family="text">
      <style:text-properties officeooo:rsid="0040788c"/>
    </style:style>
    <style:style style:name="T42" style:family="text">
      <style:text-properties officeooo:rsid="0041f258"/>
    </style:style>
    <style:style style:name="T43" style:family="text">
      <style:text-properties officeooo:rsid="00420e82"/>
    </style:style>
    <style:style style:name="T44" style:family="text">
      <style:text-properties officeooo:rsid="0042b4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2"/>
      <text:p text:style-name="P2">1.1.2 Linux行业变革对产品战略调整的要求 </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6"/>
      <text:p text:style-name="P2"/>
      <text:p text:style-name="P2">1.2.1.2 Linux行业的竞争特点</text:p>
      <text:p text:style-name="P4"><text:span text:style-name="T7">“垄断、寡头、竞争”，不同行业市场，公司需要选择不同的战略。Linux操作系统公司所处的到底是什么行业</text:span><text:span text:style-name="T8">，也是本文要着重探讨的。</text:span></text:p>
      <text:p text:style-name="P15"/>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4"><text:span text:style-name="T8">随着国家对重视安全问题越来越重视，像操作系统这样的关系到国家安全的基础软件已经成了重点发展</text:span><text:soft-page-break/><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
      <text:p text:style-name="P2">1.3.1 研究方法 </text:p>
      <text:p text:style-name="P2"/>
      <text:p text:style-name="P2">1.3.2 研究框架和工具 </text:p>
      <text:p text:style-name="P2"/>
      <text:p text:style-name="P2">1.3.2.1 PEST </text:p>
      <text:p text:style-name="P2"/>
      <text:p text:style-name="P2">1.3.2.2 SWOT </text:p>
      <text:p text:style-name="P2"/>
      <text:p text:style-name="P2">1.3.2.3 商业模式九模块理论 </text:p>
      <text:p text:style-name="P2"/>
      <text:p text:style-name="P2"/>
      <text:p text:style-name="P2">------------------------------------------------------------- </text:p>
      <text:p text:style-name="P2">2 Linux行业环境分析 </text:p>
      <text:p text:style-name="P2">------------------------------------------------------------- </text:p>
      <text:p text:style-name="P2"/>
      <text:p text:style-name="P2"/>
      <text:p text:style-name="P2">2.1 行业发展 </text:p>
      <text:p text:style-name="P2"/>
      <text:p text:style-name="P2">2.1.1 开源和Linux介绍 </text:p>
      <text:p text:style-name="P2"/>
      <text:p text:style-name="P2">2.1.2 行业概况 </text:p>
      <text:p text:style-name="P2"/>
      <text:p text:style-name="P2">2.1.3 竞争对手介绍</text:p>
      <text:p text:style-name="P16">2.1.4 行业特点</text:p>
      <text:p text:style-name="P3"/>
      <text:p text:style-name="P3"><text:span text:style-name="T5">由于源代码开放的特点，从产品角度来说，Linux操作系统处于完全竞争市场：各个发行</text:span><text:span text:style-name="T6">商</text:span><text:span text:style-name="T5">在核心机制和核心功能上完全一致</text:span><text:span text:style-name="T6">。</text:span><text:span text:style-name="T5">基于这个特点</text:span><text:span text:style-name="T6">，少数（包括SUSE和Redhat）发行商在核心和界面之间提供了自己系统独特的工具，多数公司（尤其是国内的操作系统公司）把更多精力花在了</text:span><text:span text:style-name="T5">界面</text:span><text:span text:style-name="T6">和用户</text:span><text:span text:style-name="T5">使用习惯上</text:span><text:span text:style-name="T6">，所有的这些目的都是为了体现出产品的差异化。</text:span></text:p>
      <text:p text:style-name="P2"/>
      <text:p text:style-name="P2">2.2 产业链分析 </text:p>
      <text:p text:style-name="P2"/>
      <text:p text:style-name="P2">2.2.1 硬件厂商 </text:p>
      <text:p text:style-name="P2"/>
      <text:p text:style-name="P2">2.2.1.1 IBM </text:p>
      <text:p text:style-name="P2"/>
      <text:p text:style-name="P2">2.2.1.2 HP </text:p>
      <text:p text:style-name="P2"/>
      <text:p text:style-name="P2">2.2.1.3 Inter </text:p>
      <text:p text:style-name="P2"/>
      <text:p text:style-name="P2">2.2.1.4 小结 </text:p>
      <text:p text:style-name="P2"/>
      <text:p text:style-name="P2"><text:soft-page-break/>2.2.1.4.1 参与方式 </text:p>
      <text:p text:style-name="P2"/>
      <text:p text:style-name="P2">2.2.1.4.2 参与目的 </text:p>
      <text:p text:style-name="P2"/>
      <text:p text:style-name="P2">2.2.2 第三方合作伙伴案例 </text:p>
      <text:p text:style-name="P2"/>
      <text:p text:style-name="P2">2.2.2.1 SAP </text:p>
      <text:p text:style-name="P2"/>
      <text:p text:style-name="P2">2.2.2.2 LibreOffice </text:p>
      <text:p text:style-name="P2"/>
      <text:p text:style-name="P2">2.2.2.3 小结 </text:p>
      <text:p text:style-name="P2"/>
      <text:p text:style-name="P2">2.2.3 客户 </text:p>
      <text:p text:style-name="P2"/>
      <text:p text:style-name="P2">2.2.3.1 个人用户 </text:p>
      <text:p text:style-name="P2"/>
      <text:p text:style-name="P2">2.2.3.2 社区用户以及不付费的企业用户 </text:p>
      <text:p text:style-name="P2"/>
      <text:p text:style-name="P2">2.2.3.3 付费用户 </text:p>
      <text:p text:style-name="P2"><text:s/></text:p>
      <text:p text:style-name="P2">2.2.3.3.1 大企业 </text:p>
      <text:p text:style-name="P2"/>
      <text:p text:style-name="P2">2.2.3.3.2 中企业 </text:p>
      <text:p text:style-name="P2"/>
      <text:p text:style-name="P2">2.2.3.3.3 小企业 </text:p>
      <text:p text:style-name="P2"/>
      <text:p text:style-name="P2">2.3 国内外政策环境 </text:p>
      <text:p text:style-name="P2"/>
      <text:p text:style-name="P2">2.3.1 棱镜事件影响 </text:p>
      <text:p text:style-name="P2"/>
      <text:p text:style-name="P2">2.3.2 政府对Windows 8的限制 </text:p>
      <text:p text:style-name="P2"/>
      <text:p text:style-name="P2">2.3.3 去IOE </text:p>
      <text:p text:style-name="P2"/>
      <text:p text:style-name="P2">2.4 Linux行业环境总结 </text:p>
      <text:p text:style-name="P2"/>
      <text:p text:style-name="P2"/>
      <text:p text:style-name="P2">------------------------------------------------------------- </text:p>
      <text:p text:style-name="P2">3 SUSE公司内部分析 </text:p>
      <text:p text:style-name="P2">------------------------------------------------------------- </text:p>
      <text:p text:style-name="P2"/>
      <text:p text:style-name="P2"/>
      <text:p text:style-name="P2">3.1 产品介绍 </text:p>
      <text:p text:style-name="P2"/>
      <text:p text:style-name="P2">3.1.1 openSUSE社区产品 </text:p>
      <text:p text:style-name="P2"/>
      <text:p text:style-name="P2">3.1.1.1 开源社区介绍 </text:p>
      <text:p text:style-name="P2"/>
      <text:p text:style-name="P2"><text:soft-page-break/>3.1.1.2 openSUSE社区介绍 </text:p>
      <text:p text:style-name="P2"/>
      <text:p text:style-name="P2">3.1.1.3 社区产品的用户举例 </text:p>
      <text:p text:style-name="P2"/>
      <text:p text:style-name="P2">3.1.1.4 小结 </text:p>
      <text:p text:style-name="P2"/>
      <text:p text:style-name="P2">3.1.1.4.1 社区价值 </text:p>
      <text:p text:style-name="P2"/>
      <text:p text:style-name="P2">3.1.1.4.2 社区建设 </text:p>
      <text:p text:style-name="P2"/>
      <text:p text:style-name="P2">3.1.2 SUSE企业产品 </text:p>
      <text:p text:style-name="P2"/>
      <text:p text:style-name="P2">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text:soft-page-break/>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2"/>
      <text:p text:style-name="P2">4.1 <text:span text:style-name="T12">产品战略定位</text:span></text:p>
      <text:p text:style-name="P2"/>
      <text:p text:style-name="P2">4.<text:span text:style-name="T12">2</text:span> 战略设计</text:p>
      <text:p text:style-name="P17">4.2.1 <text:span text:style-name="T30">核心组件和周边组件</text:span></text:p>
      <text:p text:style-name="P26"><text:span text:style-name="T32">TODO:补一张3 ring的图</text:span></text:p>
      <text:p text:style-name="P18"><text:span text:style-name="T31">4.2.1.1</text:span></text:p>
      <text:p text:style-name="P18"><text:span text:style-name="T31"><text:s text:c="4"/>核心组件完全免费</text:span><text:span text:style-name="T33">，建立强社区，迎接coreOS/CentOS等免费但是稳定的挑战。</text:span></text:p>
      <text:p text:style-name="P18"><text:span text:style-name="T33"><text:s text:c="4"/>核心组件由于</text:span><text:span text:style-name="T36">其特性，是完全竞争市场，因此采取一个产品免费，服务收费的战略。通过</text:span><text:span text:style-name="T38">建立稳定强大</text:span><text:span text:style-name="T39">的研发团队，在服务支持能力方面建立竞争优势</text:span><text:span text:style-name="T40">，通过服务销售，把竞争对手抛在后面。</text:span></text:p>
      <text:p text:style-name="P18"><text:span text:style-name="T38"/></text:p>
      <text:p text:style-name="P19"><text:span text:style-name="T34">4.2.1.2</text:span></text:p>
      <text:p text:style-name="P19"><text:span text:style-name="T34"><text:s text:c="4"/>周边组件收费，同时提供服务</text:span><text:span text:style-name="T35">（具体再说）</text:span></text:p>
      <text:p text:style-name="P19"><text:span text:style-name="T35"><text:s text:c="4"/>周边组件</text:span><text:span text:style-name="T41">的意义不仅仅是服务，而且还有用户定制，</text:span><text:span text:style-name="T42">对</text:span><text:span text:style-name="T41">个性化的产品提供收费服务</text:span><text:span text:style-name="T42">。</text:span><text:span text:style-name="T43">（TODO：再议论）前面提到，开源解决不了IT的复杂性，虽然有docker等大大降低了复杂性，但是周边组件无法被竞争对手完全复制，除非竞争对手要成为SUSE的克隆或者合作伙伴</text:span><text:span text:style-name="T44">，但后者对SUSE反而有益而无害。</text:span></text:p>
      <text:p text:style-name="P19"><text:span text:style-name="T43"/></text:p>
      <text:p text:style-name="P5"><text:span text:style-name="T12">4.</text:span><text:span text:style-name="T25">3</text:span><text:span text:style-name="T12"> 人力战略实施</text:span></text:p>
      <text:p text:style-name="P7"><text:s text:c="4"/>总<text:span text:style-name="T25">体的人力战略是围绕前面提到的核心组件和周边组件进行对应的人力资源开发，制定不同的要求附以不同的奖惩。</text:span></text:p>
      <text:p text:style-name="P8"><text:soft-page-break/><text:span text:style-name="T25">4</text:span>.<text:span text:style-name="T25">3</text:span>.<text:span text:style-name="T25">1</text:span> 招聘对象</text:p>
      <text:p text:style-name="P11">专家标准</text:p>
      <text:p text:style-name="P21"><text:span text:style-name="T25"><text:s text:c="9"/>以Linux等开源软件为例，成为专家的标准就是和项目的行业社区有比较好的交互，同时自己的代码被行业认可。经理需要对员工代码被行业认可的情况进行考核，也需要对员工的行业影响力进行考核。</text:span></text:p>
      <text:p text:style-name="P21"><text:span text:style-name="T25"/></text:p>
      <text:p text:style-name="P22"><text:s text:c="5"/><text:span text:style-name="T25">对于核心组件</text:span><text:span text:style-name="T26">的开发团队</text:span><text:span text:style-name="T25">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22"><text:span text:style-name="T18"><text:s text:c="5"/>对周边组件的开发团队来说，招聘的主要对象是相对思维活跃、试错能力强的技术人员。</text:span></text:p>
      <text:p text:style-name="P25"><text:span text:style-name="T14"><text:s text:c="3"/></text:span></text:p>
      <text:p text:style-name="P8"><text:span text:style-name="T27">4</text:span>.<text:span text:style-name="T27">3</text:span>.2 <text:s/>招聘渠道 </text:p>
      <text:p text:style-name="P7"><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7"><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7"><text:s text:c="8"/>技术“专家”的衡量有客观的方法，也就是通过技术人员自身写的代码来判断。对此，管理层（HR）要加大此类“数据分析工具”的使用。目前大数据概念很流行，把这个应用于企业招聘是未来一个高效渠道。</text:p>
      <text:p text:style-name="P7"><text:s text:c="7"/>在线下的学术、技术会议上进行招聘也是一个比较好的方法，管理层需要加大此类活动的参与，为公司储备人才。这些活动的参与也属于管理层工作的一部分。</text:p>
      <text:p text:style-name="P8"/>
      <text:p text:style-name="P12"><text:span text:style-name="T29">4.</text:span>3.<text:span text:style-name="T29">3</text:span> 员工培训<text:span text:style-name="T23">和培养</text:span></text:p>
      <text:p text:style-name="P14"><text:span text:style-name="T24">TODO:补一张重要性图</text:span></text:p>
      <text:p text:style-name="P7"><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7"><text:s text:c="9"/>同时，公司需要提供便利条件，帮员工成为技术上的专家，进而成为公司所要的“稀缺”人才。<text:soft-page-break/>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3"><text:span text:style-name="T28">4.3.4</text:span>员工考核<text:span text:style-name="T14"> <text:s text:c="4"/></text:span></text:p>
      <text:p text:style-name="P24"><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9"><text:span text:style-name="T21">（TODO，补一张 people oriented 图）</text:span></text:p>
      <text:p text:style-name="P24"><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24"><text:span text:style-name="T16"/></text:p>
      <text:p text:style-name="P24"><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20"><text:s text:c="5"/><text:span text:style-name="T29">对于周边组件团队管理人员的考核标准，首先是产出，其次是团队的问题。也就是上图里面的，项目导向。</text:span></text:p>
      <text:p text:style-name="P13"/>
      <text:p text:style-name="P7"><text:span text:style-name="T12"><text:s/></text:span></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text:soft-page-break/>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text:soft-page-break/></text:p>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2T03:51:55</dc:date>
    <meta:editing-duration>PT1H40M49S</meta:editing-duration>
    <meta:editing-cycles>42</meta:editing-cycles>
    <meta:generator>LibreOffice/4.0-26$Linux_X86_64 LibreOffice_project/400m0$Build-326</meta:generator>
    <meta:document-statistic meta:table-count="0" meta:image-count="0" meta:object-count="0" meta:page-count="9" meta:paragraph-count="180" meta:word-count="3565" meta:character-count="5916" meta:non-whitespace-character-count="5523"/>
  </office:meta>
</office:document-meta>
</file>